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386.02mm" svg:height="220.99mm" svg:x="70.49mm" svg:y="1.06mm">
            <loext:p draw:notify-on-update-of-ranges="Planilha1.C2:Planilha1.C10 Planilha1.A1:Planilha1.A1 Planilha1.A2:Planilha1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9.35" calcext:value-type="float">
            <text:p>99,35</text:p>
          </table:table-cell>
          <table:table-cell office:value-type="float" office:value="51.22" calcext:value-type="float">
            <text:p>51,22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9.63" calcext:value-type="float">
            <text:p>99,63</text:p>
          </table:table-cell>
          <table:table-cell office:value-type="float" office:value="57.33" calcext:value-type="float">
            <text:p>57,33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9.49" calcext:value-type="float">
            <text:p>99,49</text:p>
          </table:table-cell>
          <table:table-cell office:value-type="float" office:value="46.07" calcext:value-type="float">
            <text:p>46,07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52" calcext:value-type="float">
            <text:p>99,52</text:p>
          </table:table-cell>
          <table:table-cell office:value-type="float" office:value="56.43" calcext:value-type="float">
            <text:p>56,43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9.49" calcext:value-type="float">
            <text:p>99,49</text:p>
          </table:table-cell>
          <table:table-cell office:value-type="float" office:value="49.28" calcext:value-type="float">
            <text:p>49,28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57" calcext:value-type="float">
            <text:p>99,57</text:p>
          </table:table-cell>
          <table:table-cell office:value-type="float" office:value="51.01" calcext:value-type="float">
            <text:p>51,01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56" calcext:value-type="float">
            <text:p>99,56</text:p>
          </table:table-cell>
          <table:table-cell office:value-type="float" office:value="54.41" calcext:value-type="float">
            <text:p>54,41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63" calcext:value-type="float">
            <text:p>99,63</text:p>
          </table:table-cell>
          <table:table-cell office:value-type="float" office:value="54.49" calcext:value-type="float">
            <text:p>54,49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64.62" calcext:value-type="float">
            <text:p>64,62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29:57.0145127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57:51.631254533</meta:creation-date>
    <dc:date>2018-01-02T21:30:59.014204017</dc:date>
    <meta:editing-duration>PT4M3S</meta:editing-duration>
    <meta:editing-cycles>2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603cm" svg:height="22.1cm" xlink:href=".." xlink:type="simple" chart:class="chart:line" chart:style-name="ch1">
        <chart:legend chart:legend-position="end" svg:x="35.91cm" svg:y="10.751cm" style:legend-expansion="high" chart:style-name="ch2"/>
        <chart:plot-area chart:style-name="ch3" table:cell-range-address="Planilha1.C2:Planilha1.C10 Planilha1.A1:Planilha1.A10" chart:data-source-has-labels="both" svg:x="0.772cm" svg:y="0.442cm" svg:width="34.366cm" svg:height="21.216cm">
          <chartooo:coordinate-region svg:x="1.684cm" svg:y="0.642cm" svg:width="32.778cm" svg:height="20.369cm"/>
          <chart:axis chart:dimension="x" chart:name="primary-x" chart:style-name="ch4" chartooo:axis-type="auto">
            <chartooo:date-scale/>
            <chart:categories table:cell-range-address="Planilha1.C2:Planilha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A2:Planilha1.A10" chart:label-cell-address="Planilha1.A1:Planilha1.A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  <draw:g>
                  <svg:desc>Planilha1.C2:Planilha1.C10</svg:desc>
                </draw:g>
              </table:table-cell>
              <table:table-cell office:value-type="float" office:value="99.35">
                <text:p>99.35</text:p>
                <draw:g>
                  <svg:desc>Planilha1.A2:Planilha1.A10</svg:desc>
                </draw:g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9.49">
                <text:p>99.49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9.49">
                <text:p>99.49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57">
                <text:p>99.57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9">
                <text:p>99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